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648cm" fo:min-width="1.296cm" loext:decorative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02cm" fo:min-width="2.357cm" loext:decorative="false"/>
    </style:style>
    <style:style style:name="gr3" style:family="graphic" style:parent-style-name="standard">
      <style:graphic-properties draw:textarea-vertical-align="middle" loext:decorative="fals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703cm" fo:min-width="1.088cm" loext:decorative="fals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573cm" fo:min-width="1.246cm" loext:decorative="fals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702cm" fo:min-width="2.993cm" loext:decorative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02cm" fo:min-width="1.405cm" loext:decorative="false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35cm" fo:min-width="1.9cm" loext:decorative="fals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874cm" fo:min-width="1.745cm" loext:decorative="fals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02cm" fo:min-width="2.993cm" loext:decorative="false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862cm" fo:min-width="1.088cm" loext:decorative="false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097cm" fo:min-width="1.072cm" loext:decorative="false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02cm" fo:min-width="2.675cm" loext:decorative="false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703cm" fo:min-width="0.929cm" loext:decorative="false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703cm" fo:min-width="1.247cm" loext:decorative="false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338cm" fo:min-width="2.04cm" loext:decorative="false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02cm" fo:min-width="2.358cm" loext:decorative="false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75cm" fo:min-width="3.628cm" loext:decorative="false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862cm" fo:min-width="1.406cm" loext:decorative="false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655cm" fo:min-width="1.722cm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27cm" svg:x="9.255cm" svg:y="5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2.857cm" svg:height="1.27cm" svg:x="9.103cm" svg:y="7.722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0.525cm" svg:y1="7.087cm" svg:x2="10.531cm" svg:y2="7.722cm" draw:end-shape="id1" draw:end-glue-point="0" svg:d="M10525 7087v67h6v568" svg:viewBox="0 0 7 636">
          <text:p/>
        </draw:connector>
        <draw:custom-shape draw:style-name="gr4" draw:text-style-name="P1" xml:id="id2" draw:id="id2" draw:layer="layout" svg:width="3.175cm" svg:height="1.905cm" svg:x="8.937cm" svg:y="9.6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" draw:id="id3" draw:layer="layout" svg:width="3.492cm" svg:height="1.645cm" svg:x="8.82cm" svg:y="12.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6" draw:id="id6" draw:layer="layout" svg:width="3.493cm" svg:height="0.952cm" svg:x="8.837cm" svg:y="15.0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4" draw:id="id4" draw:layer="layout" svg:width="1.905cm" svg:height="1.27cm" svg:x="4.745cm" svg:y="11.067cm">
          <text:p/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10.531cm" svg:y1="8.992cm" svg:x2="10.525cm" svg:y2="9.627cm" draw:start-shape="id1" draw:start-glue-point="2" draw:end-shape="id2" draw:end-glue-point="4" svg:d="M10531 8992l-6 635" svg:viewBox="0 0 7 636">
          <text:p/>
        </draw:connector>
        <draw:connector draw:style-name="gr8" draw:text-style-name="P3" draw:layer="layout" draw:type="line" svg:x1="10.525cm" svg:y1="11.532cm" svg:x2="10.566cm" svg:y2="12.21cm" draw:start-shape="id2" draw:start-glue-point="6" draw:end-shape="id3" draw:end-glue-point="4" svg:d="M10525 11532l41 678" svg:viewBox="0 0 42 679">
          <text:p/>
        </draw:connector>
        <draw:connector draw:style-name="gr8" draw:text-style-name="P3" draw:layer="layout" draw:type="line" svg:x1="5.697cm" svg:y1="12.337cm" svg:x2="5.699cm" svg:y2="13.018cm" draw:start-shape="id4" draw:start-glue-point="2" draw:end-shape="id5" svg:d="M5697 12337l2 681" svg:viewBox="0 0 3 682">
          <text:p/>
        </draw:connector>
        <draw:line draw:style-name="gr8" draw:text-style-name="P3" xml:id="id5" draw:id="id5" draw:layer="layout" svg:x1="8.849cm" svg:y1="13.018cm" svg:x2="5.699cm" svg:y2="13.018cm">
          <text:p/>
        </draw:line>
        <draw:line draw:style-name="gr8" draw:text-style-name="P3" draw:layer="layout" svg:x1="5.712cm" svg:y1="11.09cm" svg:x2="5.712cm" svg:y2="10.575cm">
          <text:p/>
        </draw:line>
        <draw:line draw:style-name="gr8" draw:text-style-name="P3" draw:layer="layout" svg:x1="8.937cm" svg:y1="10.58cm" svg:x2="5.762cm" svg:y2="10.58cm">
          <text:p/>
        </draw:line>
        <draw:connector draw:style-name="gr8" draw:text-style-name="P3" draw:layer="layout" draw:type="line" svg:x1="10.566cm" svg:y1="13.855cm" svg:x2="10.583cm" svg:y2="15.025cm" draw:start-shape="id3" draw:start-glue-point="6" draw:end-shape="id6" draw:end-glue-point="0" svg:d="M10566 13855l17 1170" svg:viewBox="0 0 18 1171">
          <text:p/>
        </draw:connector>
        <draw:custom-shape draw:style-name="gr2" draw:text-style-name="P1" xml:id="id7" draw:id="id7" draw:layer="layout" svg:width="2.857cm" svg:height="1.27cm" svg:x="9.203cm" svg:y="17.3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3.175cm" svg:height="1.905cm" svg:x="9.037cm" svg:y="19.2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9" draw:id="id9" draw:layer="layout" svg:width="3.492cm" svg:height="1.645cm" svg:x="8.92cm" svg:y="21.8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12" draw:id="id12" draw:layer="layout" svg:width="3.493cm" svg:height="0.952cm" svg:x="8.937cm" svg:y="24.6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10" draw:id="id10" draw:layer="layout" svg:width="1.905cm" svg:height="1.27cm" svg:x="4.845cm" svg:y="20.668cm">
          <text:p/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10.631cm" svg:y1="18.593cm" svg:x2="10.625cm" svg:y2="19.228cm" draw:start-shape="id7" draw:start-glue-point="2" draw:end-shape="id8" draw:end-glue-point="4" svg:d="M10631 18593l-6 635" svg:viewBox="0 0 7 636">
          <text:p/>
        </draw:connector>
        <draw:connector draw:style-name="gr8" draw:text-style-name="P3" draw:layer="layout" draw:type="line" svg:x1="10.625cm" svg:y1="21.133cm" svg:x2="10.666cm" svg:y2="21.811cm" draw:start-shape="id8" draw:start-glue-point="6" draw:end-shape="id9" draw:end-glue-point="4" svg:d="M10625 21133l41 678" svg:viewBox="0 0 42 679">
          <text:p/>
        </draw:connector>
        <draw:connector draw:style-name="gr8" draw:text-style-name="P3" draw:layer="layout" draw:type="line" svg:x1="5.797cm" svg:y1="21.938cm" svg:x2="5.799cm" svg:y2="22.619cm" draw:start-shape="id10" draw:start-glue-point="2" draw:end-shape="id11" svg:d="M5797 21938l2 681" svg:viewBox="0 0 3 682">
          <text:p/>
        </draw:connector>
        <draw:line draw:style-name="gr8" draw:text-style-name="P3" xml:id="id11" draw:id="id11" draw:layer="layout" svg:x1="8.949cm" svg:y1="22.619cm" svg:x2="5.799cm" svg:y2="22.619cm">
          <text:p/>
        </draw:line>
        <draw:line draw:style-name="gr8" draw:text-style-name="P3" draw:layer="layout" svg:x1="5.812cm" svg:y1="20.691cm" svg:x2="5.812cm" svg:y2="20.176cm">
          <text:p/>
        </draw:line>
        <draw:line draw:style-name="gr8" draw:text-style-name="P3" draw:layer="layout" svg:x1="9.037cm" svg:y1="20.181cm" svg:x2="5.862cm" svg:y2="20.181cm">
          <text:p/>
        </draw:line>
        <draw:connector draw:style-name="gr8" draw:text-style-name="P3" draw:layer="layout" draw:type="line" svg:x1="10.666cm" svg:y1="23.456cm" svg:x2="10.683cm" svg:y2="24.626cm" draw:start-shape="id9" draw:start-glue-point="6" draw:end-shape="id12" draw:end-glue-point="0" svg:d="M10666 23456l17 1170" svg:viewBox="0 0 18 1171">
          <text:p/>
        </draw:connector>
        <draw:custom-shape draw:style-name="gr1" draw:text-style-name="P1" xml:id="id13" draw:id="id13" draw:layer="layout" svg:width="2.54cm" svg:height="1.27cm" svg:x="15.856cm" svg:y="24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17.126cm" svg:y1="24.418cm" svg:x2="17.151cm" svg:y2="10.502cm" draw:start-shape="id13" draw:start-glue-point="4" draw:end-shape="id14" draw:end-glue-point="3" svg:d="M17126 24418l25-13916" svg:viewBox="0 0 26 13917">
          <text:p/>
        </draw:connector>
        <draw:connector draw:style-name="gr8" draw:text-style-name="P3" draw:layer="layout" draw:type="line" svg:x1="10.583cm" svg:y1="15.977cm" svg:x2="10.631cm" svg:y2="17.323cm" draw:start-shape="id6" draw:start-glue-point="2" draw:end-shape="id7" draw:end-glue-point="0" svg:d="M10583 15977l48 1346" svg:viewBox="0 0 49 1347">
          <text:p/>
        </draw:connector>
        <draw:connector draw:style-name="gr8" draw:text-style-name="P3" draw:layer="layout" draw:type="line" svg:x1="12.212cm" svg:y1="20.181cm" svg:x2="17.12cm" svg:y2="20.126cm" draw:start-shape="id8" draw:start-glue-point="7" svg:d="M12212 20181l4908-55" svg:viewBox="0 0 4909 56">
          <text:p/>
        </draw:connector>
        <draw:connector draw:style-name="gr8" draw:text-style-name="P3" draw:layer="layout" draw:type="line" svg:x1="12.43cm" svg:y1="25.102cm" svg:x2="15.856cm" svg:y2="25.053cm" draw:start-shape="id12" draw:start-glue-point="1" draw:end-shape="id13" draw:end-glue-point="6" svg:d="M12430 25102l3426-49" svg:viewBox="0 0 3427 50">
          <text:p/>
        </draw:connector>
        <draw:connector draw:style-name="gr8" draw:text-style-name="P3" xml:id="id14" draw:id="id14" draw:layer="layout" draw:type="line" svg:x1="12.112cm" svg:y1="10.58cm" svg:x2="17.151cm" svg:y2="10.502cm" draw:start-shape="id2" draw:start-glue-point="7" svg:d="M12112 10580l5039-78" svg:viewBox="0 0 5040 79">
          <text:p/>
        </draw:connector>
      </draw:page>
      <draw:page draw:name="page2" draw:style-name="dp1" draw:master-page-name="Default">
        <draw:custom-shape draw:style-name="gr1" draw:text-style-name="P1" draw:layer="layout" svg:width="2.54cm" svg:height="1.27cm" svg:x="11.155cm" svg:y="5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2.857cm" svg:height="1.27cm" svg:x="11.003cm" svg:y="7.122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2.425cm" svg:y1="6.487cm" svg:x2="12.431cm" svg:y2="7.122cm" draw:end-shape="id15" draw:end-glue-point="0" svg:d="M12425 6487v67h6v568" svg:viewBox="0 0 7 636">
          <text:p/>
        </draw:connector>
        <draw:custom-shape draw:style-name="gr4" draw:text-style-name="P1" xml:id="id16" draw:id="id16" draw:layer="layout" svg:width="3.175cm" svg:height="1.905cm" svg:x="10.837cm" svg:y="13.0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7" draw:id="id17" draw:layer="layout" svg:width="3.492cm" svg:height="1.645cm" svg:x="10.72cm" svg:y="15.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20" draw:id="id20" draw:layer="layout" svg:width="3.493cm" svg:height="0.952cm" svg:x="10.737cm" svg:y="18.4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18" draw:id="id18" draw:layer="layout" svg:width="1.905cm" svg:height="1.27cm" svg:x="6.645cm" svg:y="14.467cm">
          <text:p/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12.425cm" svg:y1="14.932cm" svg:x2="12.466cm" svg:y2="15.61cm" draw:start-shape="id16" draw:start-glue-point="6" draw:end-shape="id17" draw:end-glue-point="4" svg:d="M12425 14932l41 678" svg:viewBox="0 0 42 679">
          <text:p/>
        </draw:connector>
        <draw:connector draw:style-name="gr8" draw:text-style-name="P3" draw:layer="layout" draw:type="line" svg:x1="7.597cm" svg:y1="15.737cm" svg:x2="7.599cm" svg:y2="16.418cm" draw:start-shape="id18" draw:start-glue-point="2" draw:end-shape="id19" svg:d="M7597 15737l2 681" svg:viewBox="0 0 3 682">
          <text:p/>
        </draw:connector>
        <draw:line draw:style-name="gr8" draw:text-style-name="P3" xml:id="id19" draw:id="id19" draw:layer="layout" svg:x1="10.749cm" svg:y1="16.418cm" svg:x2="7.599cm" svg:y2="16.418cm">
          <text:p/>
        </draw:line>
        <draw:line draw:style-name="gr8" draw:text-style-name="P3" draw:layer="layout" svg:x1="7.612cm" svg:y1="14.49cm" svg:x2="7.612cm" svg:y2="13.975cm">
          <text:p/>
        </draw:line>
        <draw:line draw:style-name="gr8" draw:text-style-name="P3" draw:layer="layout" svg:x1="10.837cm" svg:y1="13.98cm" svg:x2="7.662cm" svg:y2="13.98cm">
          <text:p/>
        </draw:line>
        <draw:connector draw:style-name="gr8" draw:text-style-name="P3" draw:layer="layout" draw:type="line" svg:x1="12.466cm" svg:y1="17.255cm" svg:x2="12.483cm" svg:y2="18.425cm" draw:start-shape="id17" draw:start-glue-point="6" draw:end-shape="id20" draw:end-glue-point="0" svg:d="M12466 17255l17 1170" svg:viewBox="0 0 18 1171">
          <text:p/>
        </draw:connector>
        <draw:connector draw:style-name="gr8" draw:text-style-name="P3" draw:layer="layout" draw:type="line" svg:x1="14.012cm" svg:y1="13.98cm" svg:x2="18.105cm" svg:y2="13.984cm" draw:start-shape="id16" draw:start-glue-point="7" draw:end-shape="id21" draw:end-glue-point="3" svg:d="M14012 13980l4093 4" svg:viewBox="0 0 4094 5">
          <text:p/>
        </draw:connector>
        <draw:custom-shape draw:style-name="gr9" draw:text-style-name="P1" xml:id="id22" draw:id="id22" draw:layer="layout" svg:width="3.81cm" svg:height="2.54cm" svg:x="10.502cm" svg:y="9.31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svg:x1="12.407cm" svg:y1="11.855cm" svg:x2="12.424cm" svg:y2="13.027cm" draw:start-shape="id22" draw:start-glue-point="8" draw:end-shape="id16" svg:d="M12407 11855v586h17v586" svg:viewBox="0 0 18 1173">
          <text:p/>
        </draw:connector>
        <draw:connector draw:style-name="gr3" draw:text-style-name="P2" draw:layer="layout" svg:x1="12.431cm" svg:y1="8.392cm" svg:x2="12.407cm" svg:y2="9.315cm" draw:start-shape="id15" draw:start-glue-point="2" draw:end-shape="id22" draw:end-glue-point="5" svg:d="M12431 8392v462h-24v461" svg:viewBox="0 0 25 924">
          <text:p/>
        </draw:connector>
        <draw:custom-shape draw:style-name="gr10" draw:text-style-name="P1" xml:id="id23" draw:id="id23" draw:layer="layout" svg:width="3.175cm" svg:height="1.588cm" svg:x="16.552cm" svg:y="18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14.23cm" svg:y1="18.901cm" svg:x2="16.552cm" svg:y2="18.846cm" draw:start-shape="id20" draw:start-glue-point="1" draw:end-shape="id23" draw:end-glue-point="6" svg:d="M14230 18901h1160v-55h1162" svg:viewBox="0 0 2323 56">
          <text:p/>
        </draw:connector>
        <draw:connector draw:style-name="gr3" draw:text-style-name="P2" xml:id="id21" draw:id="id21" draw:layer="layout" svg:x1="18.14cm" svg:y1="18.052cm" svg:x2="18.105cm" svg:y2="13.984cm" draw:start-shape="id23" draw:start-glue-point="4" svg:d="M18140 18052v-2284h-35v-1784" svg:viewBox="0 0 36 4069">
          <text:p/>
        </draw:connector>
      </draw:page>
      <draw:page draw:name="page3" draw:style-name="dp1" draw:master-page-name="Default">
        <draw:custom-shape draw:style-name="gr1" draw:text-style-name="P1" draw:layer="layout" svg:width="2.54cm" svg:height="1.27cm" svg:x="9.255cm" svg:y="5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4" draw:id="id24" draw:layer="layout" svg:width="2.857cm" svg:height="1.27cm" svg:x="9.103cm" svg:y="7.722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0.525cm" svg:y1="7.087cm" svg:x2="10.531cm" svg:y2="7.722cm" draw:end-shape="id24" draw:end-glue-point="0" svg:d="M10525 7087v67h6v568" svg:viewBox="0 0 7 636">
          <text:p/>
        </draw:connector>
        <draw:custom-shape draw:style-name="gr4" draw:text-style-name="P1" xml:id="id25" draw:id="id25" draw:layer="layout" svg:width="3.175cm" svg:height="1.905cm" svg:x="8.937cm" svg:y="9.6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26" draw:id="id26" draw:layer="layout" svg:width="3.492cm" svg:height="1.645cm" svg:x="8.82cm" svg:y="12.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29" draw:id="id29" draw:layer="layout" svg:width="3.493cm" svg:height="0.952cm" svg:x="8.837cm" svg:y="15.0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27" draw:id="id27" draw:layer="layout" svg:width="1.905cm" svg:height="1.27cm" svg:x="4.745cm" svg:y="11.067cm">
          <text:p/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10.531cm" svg:y1="8.992cm" svg:x2="10.525cm" svg:y2="9.627cm" draw:start-shape="id24" draw:start-glue-point="2" draw:end-shape="id25" draw:end-glue-point="4" svg:d="M10531 8992l-6 635" svg:viewBox="0 0 7 636">
          <text:p/>
        </draw:connector>
        <draw:connector draw:style-name="gr8" draw:text-style-name="P3" draw:layer="layout" draw:type="line" svg:x1="10.525cm" svg:y1="11.532cm" svg:x2="10.566cm" svg:y2="12.21cm" draw:start-shape="id25" draw:start-glue-point="6" draw:end-shape="id26" draw:end-glue-point="4" svg:d="M10525 11532l41 678" svg:viewBox="0 0 42 679">
          <text:p/>
        </draw:connector>
        <draw:connector draw:style-name="gr8" draw:text-style-name="P3" draw:layer="layout" draw:type="line" svg:x1="5.697cm" svg:y1="12.337cm" svg:x2="5.699cm" svg:y2="13.018cm" draw:start-shape="id27" draw:start-glue-point="2" draw:end-shape="id28" svg:d="M5697 12337l2 681" svg:viewBox="0 0 3 682">
          <text:p/>
        </draw:connector>
        <draw:line draw:style-name="gr8" draw:text-style-name="P3" xml:id="id28" draw:id="id28" draw:layer="layout" svg:x1="8.849cm" svg:y1="13.018cm" svg:x2="5.699cm" svg:y2="13.018cm">
          <text:p/>
        </draw:line>
        <draw:line draw:style-name="gr8" draw:text-style-name="P3" draw:layer="layout" svg:x1="5.712cm" svg:y1="11.09cm" svg:x2="5.712cm" svg:y2="10.575cm">
          <text:p/>
        </draw:line>
        <draw:line draw:style-name="gr8" draw:text-style-name="P3" draw:layer="layout" svg:x1="8.937cm" svg:y1="10.58cm" svg:x2="5.762cm" svg:y2="10.58cm">
          <text:p/>
        </draw:line>
        <draw:connector draw:style-name="gr8" draw:text-style-name="P3" draw:layer="layout" draw:type="line" svg:x1="10.566cm" svg:y1="13.855cm" svg:x2="10.583cm" svg:y2="15.025cm" draw:start-shape="id26" draw:start-glue-point="6" draw:end-shape="id29" draw:end-glue-point="0" svg:d="M10566 13855l17 1170" svg:viewBox="0 0 18 1171">
          <text:p/>
        </draw:connector>
        <draw:connector draw:style-name="gr8" draw:text-style-name="P3" xml:id="id33" draw:id="id33" draw:layer="layout" draw:type="line" svg:x1="10.666cm" svg:y1="23.456cm" svg:x2="10.683cm" svg:y2="24.626cm" svg:d="M10666 23456l17 1170" svg:viewBox="0 0 18 1171">
          <text:p/>
        </draw:connector>
        <draw:custom-shape draw:style-name="gr1" draw:text-style-name="P1" xml:id="id30" draw:id="id30" draw:layer="layout" svg:width="2.54cm" svg:height="1.27cm" svg:x="15.856cm" svg:y="24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17.126cm" svg:y1="24.418cm" svg:x2="17.151cm" svg:y2="10.502cm" draw:start-shape="id30" draw:start-glue-point="4" draw:end-shape="id31" draw:end-glue-point="3" svg:d="M17126 24418l25-13916" svg:viewBox="0 0 26 13917">
          <text:p/>
        </draw:connector>
        <draw:connector draw:style-name="gr8" draw:text-style-name="P3" xml:id="id32" draw:id="id32" draw:layer="layout" draw:type="line" svg:x1="10.583cm" svg:y1="15.977cm" svg:x2="10.631cm" svg:y2="17.323cm" draw:start-shape="id29" draw:start-glue-point="2" svg:d="M10583 15977l48 1346" svg:viewBox="0 0 49 1347">
          <text:p/>
        </draw:connector>
        <draw:connector draw:style-name="gr8" draw:text-style-name="P3" xml:id="id35" draw:id="id35" draw:layer="layout" draw:type="line" svg:x1="12.43cm" svg:y1="25.102cm" svg:x2="15.856cm" svg:y2="25.053cm" draw:end-shape="id30" draw:end-glue-point="6" svg:d="M12430 25102l3426-49" svg:viewBox="0 0 3427 50">
          <text:p/>
        </draw:connector>
        <draw:connector draw:style-name="gr8" draw:text-style-name="P3" xml:id="id31" draw:id="id31" draw:layer="layout" draw:type="line" svg:x1="12.112cm" svg:y1="10.58cm" svg:x2="17.151cm" svg:y2="10.502cm" draw:start-shape="id25" draw:start-glue-point="7" svg:d="M12112 10580l5039-78" svg:viewBox="0 0 5040 79">
          <text:p/>
        </draw:connector>
        <draw:connector draw:style-name="gr8" draw:text-style-name="P3" draw:layer="layout" draw:type="line" svg:x1="10.631cm" svg:y1="17.323cm" svg:x2="10.666cm" svg:y2="23.456cm" draw:start-shape="id32" draw:start-glue-point="3" draw:end-shape="id33" draw:end-glue-point="2" svg:d="M10631 17323l35 6133" svg:viewBox="0 0 36 6134">
          <text:p/>
        </draw:connector>
        <draw:connector draw:style-name="gr8" draw:text-style-name="P3" draw:layer="layout" draw:type="line" svg:x1="10.683cm" svg:y1="24.626cm" svg:x2="10.697cm" svg:y2="25.085cm" draw:start-shape="id33" draw:start-glue-point="3" draw:end-shape="id34" draw:end-glue-point="3" svg:d="M10683 24626l14 459" svg:viewBox="0 0 15 460">
          <text:p/>
        </draw:connector>
        <draw:connector draw:style-name="gr8" draw:text-style-name="P3" xml:id="id34" draw:id="id34" draw:layer="layout" draw:type="line" svg:x1="12.43cm" svg:y1="25.102cm" svg:x2="10.697cm" svg:y2="25.085cm" draw:start-shape="id35" draw:start-glue-point="2" svg:d="M12430 25102l-1733-17" svg:viewBox="0 0 1734 18">
          <text:p/>
        </draw:connector>
      </draw:page>
      <draw:page draw:name="page4" draw:style-name="dp1" draw:master-page-name="Default">
        <draw:custom-shape draw:style-name="gr1" draw:text-style-name="P1" xml:id="id36" draw:id="id36" draw:layer="layout" svg:width="2.54cm" svg:height="1.27cm" svg:x="11.937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37" draw:id="id37" draw:layer="layout" svg:width="3.493cm" svg:height="1.27cm" svg:x="11.502cm" svg:y="7.5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38" draw:id="id38" draw:layer="layout" svg:width="3.175cm" svg:height="2.223cm" svg:x="11.62cm" svg:y="9.8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" xml:id="id39" draw:id="id39" draw:layer="layout" svg:width="2.222cm" svg:height="1.905cm" svg:x="7.175cm" svg:y="10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41" draw:id="id41" draw:layer="layout" svg:width="3.175cm" svg:height="1.27cm" svg:x="11.62cm" svg:y="12.9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42" draw:id="id42" draw:layer="layout" svg:width="2.857cm" svg:height="1.905cm" svg:x="11.837cm" svg:y="15.4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" xml:id="id47" draw:id="id47" draw:layer="layout" svg:width="3.175cm" svg:height="1.27cm" svg:x="7.492cm" svg:y="15.7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48" draw:id="id48" draw:layer="layout" svg:width="3.175cm" svg:height="1.27cm" svg:x="7.492cm" svg:y="18.3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49" draw:id="id49" draw:layer="layout" svg:width="3.493cm" svg:height="1.905cm" svg:x="7.292cm" svg:y="20.5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52" draw:id="id52" draw:layer="layout" svg:width="2.857cm" svg:height="1.905cm" svg:x="7.61cm" svg:y="23.0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" xml:id="id51" draw:id="id51" draw:layer="layout" svg:width="2.54cm" svg:height="1.588cm" svg:x="4.317cm" svg:y="22.12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xml:id="id55" draw:id="id55" draw:layer="layout" svg:width="2.858cm" svg:height="1.27cm" svg:x="12.254cm" svg:y="23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xml:id="id54" draw:id="id54" draw:layer="layout" svg:width="4.128cm" svg:height="1cm" svg:x="6.992cm" svg:y="25.5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44" draw:id="id44" draw:layer="layout" svg:width="3.81cm" svg:height="2.222cm" svg:x="15.747cm" svg:y="16.7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" xml:id="id43" draw:id="id43" draw:layer="layout" svg:width="2.222cm" svg:height="1.905cm" svg:x="12.155cm" svg:y="18.63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46" draw:id="id46" draw:layer="layout" svg:width="3.175cm" svg:height="1.27cm" svg:x="16.082cm" svg:y="20.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40" draw:id="id40" draw:layer="layout" svg:width="3.493cm" svg:height="1.27cm" svg:x="17.017cm" svg:y="10.382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3.207cm" svg:y1="6.572cm" svg:x2="13.248cm" svg:y2="7.525cm" draw:start-shape="id36" draw:start-glue-point="8" draw:end-shape="id37" draw:end-glue-point="0" svg:d="M13207 6572v477h41v476" svg:viewBox="0 0 42 954">
          <text:p/>
        </draw:connector>
        <draw:connector draw:style-name="gr3" draw:text-style-name="P2" draw:layer="layout" svg:x1="13.248cm" svg:y1="8.795cm" svg:x2="13.208cm" svg:y2="9.847cm" draw:start-shape="id37" draw:start-glue-point="2" draw:end-shape="id38" draw:end-glue-point="4" svg:d="M13248 8795v526h-40v526" svg:viewBox="0 0 41 1053">
          <text:p/>
        </draw:connector>
        <draw:connector draw:style-name="gr3" draw:text-style-name="P2" draw:layer="layout" svg:x1="11.62cm" svg:y1="10.959cm" svg:x2="9.397cm" svg:y2="11.018cm" draw:start-shape="id38" draw:start-glue-point="5" draw:end-shape="id39" draw:end-glue-point="10" svg:d="M11620 10959h-1111v59h-1112" svg:viewBox="0 0 2224 60">
          <text:p/>
        </draw:connector>
        <draw:connector draw:style-name="gr3" draw:text-style-name="P2" draw:layer="layout" svg:x1="14.795cm" svg:y1="10.959cm" svg:x2="17.017cm" svg:y2="11.017cm" draw:start-shape="id38" draw:start-glue-point="7" draw:end-shape="id40" draw:end-glue-point="3" svg:d="M14795 10959h1111v58h1111" svg:viewBox="0 0 2223 59">
          <text:p/>
        </draw:connector>
        <draw:connector draw:style-name="gr3" draw:text-style-name="P2" draw:layer="layout" svg:x1="13.208cm" svg:y1="12.07cm" svg:x2="13.207cm" svg:y2="12.922cm" draw:start-shape="id38" draw:start-glue-point="6" draw:end-shape="id41" draw:end-glue-point="0" svg:d="M13208 12070v426h-1v426" svg:viewBox="0 0 2 853">
          <text:p/>
        </draw:connector>
        <draw:connector draw:style-name="gr3" draw:text-style-name="P2" draw:layer="layout" svg:x1="13.207cm" svg:y1="14.192cm" svg:x2="13.265cm" svg:y2="15.462cm" draw:start-shape="id41" draw:start-glue-point="2" draw:end-shape="id42" draw:end-glue-point="4" svg:d="M13207 14192v635h58v635" svg:viewBox="0 0 59 1271">
          <text:p/>
        </draw:connector>
        <draw:connector draw:style-name="gr3" draw:text-style-name="P2" draw:layer="layout" svg:x1="13.265cm" svg:y1="17.367cm" svg:x2="13.266cm" svg:y2="18.637cm" draw:start-shape="id42" draw:start-glue-point="6" draw:end-shape="id43" draw:end-glue-point="0" svg:d="M13265 17367v635h1v635" svg:viewBox="0 0 2 1271">
          <text:p/>
        </draw:connector>
        <draw:connector draw:style-name="gr3" draw:text-style-name="P2" draw:layer="layout" svg:x1="14.377cm" svg:y1="19.589cm" svg:x2="15.747cm" svg:y2="17.844cm" draw:start-shape="id43" draw:start-glue-point="1" draw:end-shape="id44" draw:end-glue-point="5" svg:d="M14377 19589h685v-1745h685" svg:viewBox="0 0 1371 1746">
          <text:p/>
        </draw:connector>
        <draw:connector draw:style-name="gr3" draw:text-style-name="P2" xml:id="id45" draw:id="id45" draw:layer="layout" svg:x1="14.694cm" svg:y1="16.415cm" svg:x2="17.652cm" svg:y2="16.427cm" draw:start-shape="id42" draw:start-glue-point="7" svg:d="M14694 16415h1729v12h1229" svg:viewBox="0 0 2959 13">
          <text:p/>
        </draw:connector>
        <draw:connector draw:style-name="gr3" draw:text-style-name="P2" draw:layer="layout" draw:line-skew="-2.407cm 0.501cm" svg:x1="17.652cm" svg:y1="16.427cm" svg:x2="17.652cm" svg:y2="16.733cm" draw:start-shape="id45" draw:start-glue-point="3" draw:end-shape="id44" draw:end-glue-point="4" svg:d="M17652 16427v-12 318" svg:viewBox="0 0 1 319">
          <text:p/>
        </draw:connector>
        <draw:connector draw:style-name="gr3" draw:text-style-name="P2" draw:layer="layout" svg:x1="17.652cm" svg:y1="18.955cm" svg:x2="17.669cm" svg:y2="20.86cm" draw:start-shape="id44" draw:start-glue-point="6" draw:end-shape="id46" svg:d="M17652 18955v953h17v952" svg:viewBox="0 0 18 1906">
          <text:p/>
        </draw:connector>
        <draw:connector draw:style-name="gr3" draw:text-style-name="P2" draw:layer="layout" svg:x1="11.837cm" svg:y1="16.415cm" svg:x2="10.667cm" svg:y2="16.415cm" draw:start-shape="id42" draw:start-glue-point="5" draw:end-shape="id47" draw:end-glue-point="1" svg:d="M11837 16415h-1170" svg:viewBox="0 0 1171 1">
          <text:p/>
        </draw:connector>
        <draw:connector draw:style-name="gr3" draw:text-style-name="P2" draw:layer="layout" svg:x1="9.079cm" svg:y1="17.05cm" svg:x2="9.079cm" svg:y2="18.32cm" draw:start-shape="id47" draw:start-glue-point="2" draw:end-shape="id48" draw:end-glue-point="0" svg:d="M9079 17050v1270" svg:viewBox="0 0 1 1271">
          <text:p/>
        </draw:connector>
        <draw:connector draw:style-name="gr3" draw:text-style-name="P2" draw:layer="layout" svg:x1="9.079cm" svg:y1="19.59cm" svg:x2="9.039cm" svg:y2="20.542cm" draw:start-shape="id48" draw:start-glue-point="2" draw:end-shape="id49" draw:end-glue-point="4" svg:d="M9079 19590v476h-40v476" svg:viewBox="0 0 41 953">
          <text:p/>
        </draw:connector>
        <draw:connector draw:style-name="gr3" draw:text-style-name="P2" draw:layer="layout" svg:x1="7.292cm" svg:y1="21.495cm" svg:x2="5.59cm" svg:y2="21.478cm" draw:start-shape="id49" draw:start-glue-point="5" draw:end-shape="id50" draw:end-glue-point="3" svg:d="M7292 21495h-851v-17h-851" svg:viewBox="0 0 1703 18">
          <text:p/>
        </draw:connector>
        <draw:connector draw:style-name="gr3" draw:text-style-name="P2" xml:id="id50" draw:id="id50" draw:layer="layout" svg:x1="5.587cm" svg:y1="22.129cm" svg:x2="5.59cm" svg:y2="21.478cm" draw:start-shape="id51" draw:start-glue-point="0" svg:d="M5587 22129v-576h3v-75" svg:viewBox="0 0 4 652">
          <text:p/>
        </draw:connector>
        <draw:connector draw:style-name="gr3" draw:text-style-name="P2" draw:layer="layout" svg:x1="9.039cm" svg:y1="22.447cm" svg:x2="9.038cm" svg:y2="23.082cm" draw:start-shape="id49" draw:start-glue-point="6" draw:end-shape="id52" draw:end-glue-point="4" svg:d="M9039 22447v317h-1v318" svg:viewBox="0 0 2 636">
          <text:p/>
        </draw:connector>
        <draw:connector draw:style-name="gr3" draw:text-style-name="P2" xml:id="id53" draw:id="id53" draw:layer="layout" svg:x1="7.61cm" svg:y1="24.035cm" svg:x2="5.579cm" svg:y2="24.076cm" draw:start-shape="id52" draw:start-glue-point="5" svg:d="M7610 24035h-1266v41h-765" svg:viewBox="0 0 2032 42">
          <text:p/>
        </draw:connector>
        <draw:connector draw:style-name="gr3" draw:text-style-name="P2" draw:layer="layout" draw:line-skew="-0.542cm" svg:x1="5.587cm" svg:y1="23.717cm" svg:x2="5.579cm" svg:y2="24.076cm" draw:start-shape="id51" draw:start-glue-point="2" draw:end-shape="id53" draw:end-glue-point="3" svg:d="M5587 23717v318h-8v41" svg:viewBox="0 0 9 360">
          <text:p/>
        </draw:connector>
        <draw:connector draw:style-name="gr3" draw:text-style-name="P2" draw:layer="layout" svg:x1="9.038cm" svg:y1="24.987cm" svg:x2="9.056cm" svg:y2="25.575cm" draw:start-shape="id52" draw:start-glue-point="6" draw:end-shape="id54" draw:end-glue-point="0" svg:d="M9038 24987v294h18v294" svg:viewBox="0 0 19 589">
          <text:p/>
        </draw:connector>
        <draw:connector draw:style-name="gr3" draw:text-style-name="P2" xml:id="id56" draw:id="id56" draw:layer="layout" svg:x1="11.12cm" svg:y1="26.075cm" svg:x2="13.748cm" svg:y2="26.06cm" draw:start-shape="id54" draw:start-glue-point="1" svg:d="M11120 26075h1565v-15h1063" svg:viewBox="0 0 2629 16">
          <text:p/>
        </draw:connector>
        <draw:connector draw:style-name="gr3" draw:text-style-name="P2" draw:layer="layout" svg:x1="13.683cm" svg:y1="24.67cm" svg:x2="13.748cm" svg:y2="26.06cm" draw:start-shape="id55" draw:start-glue-point="2" draw:end-shape="id56" draw:end-glue-point="3" svg:d="M13683 24670v695h65v695" svg:viewBox="0 0 66 1391">
          <text:p/>
        </draw:connector>
        <draw:connector draw:style-name="gr3" draw:text-style-name="P2" draw:layer="layout" svg:x1="10.467cm" svg:y1="24.035cm" svg:x2="12.254cm" svg:y2="24.035cm" draw:start-shape="id52" draw:start-glue-point="7" draw:end-shape="id55" draw:end-glue-point="3" svg:d="M10467 24035h1787" svg:viewBox="0 0 1788 1">
          <text:p/>
        </draw:connector>
        <draw:connector draw:style-name="gr3" draw:text-style-name="P2" draw:layer="layout" draw:line-skew="0cm -0.489cm" svg:x1="15.112cm" svg:y1="24.035cm" svg:x2="20.515cm" svg:y2="24.023cm" draw:start-shape="id55" draw:start-glue-point="1" draw:end-shape="id57" draw:end-glue-point="3" svg:d="M15112 24035h1826 3577v-12" svg:viewBox="0 0 5404 13">
          <text:p/>
        </draw:connector>
        <draw:connector draw:style-name="gr3" draw:text-style-name="P2" xml:id="id57" draw:id="id57" draw:layer="layout" draw:line-skew="-2.943cm" svg:x1="18.763cm" svg:y1="11.652cm" svg:x2="20.515cm" svg:y2="24.023cm" draw:start-shape="id40" draw:start-glue-point="2" svg:d="M18763 11652v3493h1752v8878" svg:viewBox="0 0 1753 12372">
          <text:p/>
        </draw:connector>
        <draw:connector draw:style-name="gr3" draw:text-style-name="P2" draw:layer="layout" svg:x1="19.257cm" svg:y1="21.495cm" svg:x2="20.519cm" svg:y2="21.505cm" draw:start-shape="id46" draw:start-glue-point="1" svg:d="M19257 21495h881v10h381" svg:viewBox="0 0 1263 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6T14:21:29.050000000</meta:creation-date>
    <dc:date>2024-09-26T20:54:29.252000000</dc:date>
    <meta:editing-duration>PT2H58M13S</meta:editing-duration>
    <meta:editing-cycles>5</meta:editing-cycles>
    <meta:generator>LibreOffice/24.8.2.1$Windows_X86_64 LibreOffice_project/0f794b6e29741098670a3b95d60478a65d05ef13</meta:generator>
    <meta:print-date>2024-09-26T19:07:06.136000000</meta:print-date>
    <meta:document-statistic meta:object-count="118"/>
  </office:meta>
</office:document-meta>
</file>